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Exercício 1 - Par ou ímpar?</text:h>
      <text:p text:style-name="Text_20_body">Receba um número inteiro na entrada e imprima</text:p>
      <text:p text:style-name="Text_20_body"><text:span text:style-name="Strong_20_Emphasis">par</text:span></text:p>
      <text:p text:style-name="Text_20_body">quando o número for par ou</text:p>
      <text:p text:style-name="Text_20_body"><text:span text:style-name="Strong_20_Emphasis">ímpar</text:span></text:p>
      <text:p text:style-name="Text_20_body">quando o número for ímpar.</text:p>
      <text:h text:style-name="Heading_20_2" text:outline-level="2">Exercícios 2 - FizzBuzz parcial, parte 1</text:h>
      <text:p text:style-name="Text_20_body">Receba um número inteiro na entrada e imprima</text:p>
      <text:p text:style-name="Text_20_body"><text:span text:style-name="Strong_20_Emphasis">Fizz</text:span></text:p>
      <text:p text:style-name="Text_20_body">se o número for divisível por 3. Caso contrário, imprima o mesmo número que foi dado na entrada.</text:p>
      <text:h text:style-name="Heading_20_2" text:outline-level="2">Exercícios 3 - FizzBuzz parcial, parte 2</text:h>
      <text:p text:style-name="Text_20_body">Receba um número inteiro na entrada e imprima</text:p>
      <text:p text:style-name="Text_20_body"><text:span text:style-name="Strong_20_Emphasis">Buzz</text:span></text:p>
      <text:p text:style-name="Text_20_body">se o número for divisível por 5. Caso contrário, imprima o mesmo número que foi dado na entrada.</text:p>
      <text:h text:style-name="Heading_20_2" text:outline-level="2">Exercícios 4 - FizzBuzz parcial, parte 3</text:h>
      <text:p text:style-name="Text_20_body">Receba um número inteiro na entrada e imprima</text:p>
      <text:p text:style-name="Text_20_body"><text:span text:style-name="Strong_20_Emphasis">FizzBuzz</text:span></text:p>
      <text:p text:style-name="Text_20_body">na saída se o número for divisível por 3 e por 5. Caso contrário, imprima o mesmo número que foi dado na entrada.</text:p>
      <text:h text:style-name="Heading_20_2" text:outline-level="2">Exercício 5 - Verificando ordenação</text:h>
      <text:p text:style-name="Text_20_body">Receba 3 números inteiros na entrada e imprima</text:p>
      <text:p text:style-name="Text_20_body"><text:span text:style-name="Strong_20_Emphasis">crescente</text:span></text:p>
      <text:p text:style-name="Text_20_body">se eles forem dados em ordem crescente. Caso contrário, imprima</text:p>
      <text:p text:style-name="Text_20_body"><text:span text:style-name="Strong_20_Emphasis">não está em ordem crescent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18:04:26.017170203</meta:creation-date>
    <dc:date>2019-12-31T18:08:12.506661324</dc:date>
    <meta:editing-duration>PT3M46S</meta:editing-duration>
    <meta:editing-cycles>1</meta:editing-cycles>
    <meta:document-statistic meta:table-count="0" meta:image-count="0" meta:object-count="0" meta:page-count="1" meta:paragraph-count="23" meta:word-count="163" meta:character-count="888" meta:non-whitespace-character-count="748"/>
    <meta:generator>LibreOffice/6.0.7.3$Linux_X86_64 LibreOffice_project/00m0$Build-3</meta:generator>
  </office:meta>
</office:document-meta>
</file>